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589cm"/>
    </style:style>
    <style:style style:name="co6" style:family="table-column">
      <style:table-column-properties fo:break-before="auto" style:column-width="5.258cm"/>
    </style:style>
    <style:style style:name="co7" style:family="table-column">
      <style:table-column-properties fo:break-before="auto" style:column-width="10.825cm"/>
    </style:style>
    <style:style style:name="co8" style:family="table-column">
      <style:table-column-properties fo:break-before="auto" style:column-width="2.951cm"/>
    </style:style>
    <style:style style:name="co9" style:family="table-column">
      <style:table-column-properties fo:break-before="auto" style:column-width="4.556cm"/>
    </style:style>
    <style:style style:name="co10" style:family="table-column">
      <style:table-column-properties fo:break-before="auto" style:column-width="4.228cm"/>
    </style:style>
    <style:style style:name="co11" style:family="table-column">
      <style:table-column-properties fo:break-before="auto" style:column-width="7.631cm"/>
    </style:style>
    <style:style style:name="co12" style:family="table-column">
      <style:table-column-properties fo:break-before="auto" style:column-width="9.073cm"/>
    </style:style>
    <style:style style:name="co13" style:family="table-column">
      <style:table-column-properties fo:break-before="auto" style:column-width="4.156cm"/>
    </style:style>
    <style:style style:name="co14" style:family="table-column">
      <style:table-column-properties fo:break-before="auto" style:column-width="3.886cm"/>
    </style:style>
    <style:style style:name="co15" style:family="table-column">
      <style:table-column-properties fo:break-before="auto" style:column-width="4.517cm"/>
    </style:style>
    <style:style style:name="co16" style:family="table-column">
      <style:table-column-properties fo:break-before="auto" style:column-width="3.842cm"/>
    </style:style>
    <style:style style:name="co17" style:family="table-column">
      <style:table-column-properties fo:break-before="auto" style:column-width="3.798cm"/>
    </style:style>
    <style:style style:name="co18" style:family="table-column">
      <style:table-column-properties fo:break-before="auto" style:column-width="5.412cm"/>
    </style:style>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4.0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958cm" fo:break-before="auto" style:use-optimal-row-height="true"/>
    </style:style>
    <style:style style:name="ro13" style:family="table-row">
      <style:table-row-properties style:row-height="1.404cm" fo:break-before="auto" style:use-optimal-row-height="true"/>
    </style:style>
    <style:style style:name="ro14"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5"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6"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8"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9"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22"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24"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5"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8"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 (Kimi)</text:p>
          </table:table-cell>
          <table:table-cell table:style-name="ce11" office:value-type="string">
            <text:p>Include (Maria)</text:p>
          </table:table-cell>
          <table:table-cell table:style-name="ce16" office:value-type="string">
            <text:p>Resolution</text:p>
          </table:table-cell>
          <table:table-cell table:style-name="ce16"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5"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2"/>
          <table:table-cell table:style-name="ce17" table:number-columns-repeated="2"/>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7" office:value-type="string">
            <text:p>?</text:p>
          </table:table-cell>
          <table:table-cell table:style-name="ce14" office:value-type="string">
            <text:p>?</text:p>
          </table:table-cell>
          <table:table-cell table:style-name="ce17" office:value-type="string">
            <text:p>Exclude. 5 developers at start, talk of ”one team”. Would have required a 10 fold increase for inclusion.</text:p>
          </table:table-cell>
          <table:table-cell table:style-name="ce17"/>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2" office:value-type="string">
            <text:p>-</text:p>
          </table:table-cell>
          <table:table-cell table:style-name="ce17"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8" office:value-type="string">
            <text:p>?</text:p>
          </table:table-cell>
          <table:table-cell table:style-name="ce15" office:value-type="string">
            <text:p>?</text:p>
          </table:table-cell>
          <table:table-cell table:style-name="ce18" office:value-type="string">
            <text:p>Include, there are transf. viewpoints discussed</text:p>
          </table:table-cell>
          <table:table-cell table:style-name="ce17"/>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6" office:value-type="string">
            <text:p>X</text:p>
          </table:table-cell>
          <table:table-cell table:style-name="ce13" office:value-type="string">
            <text:p>X</text:p>
          </table:table-cell>
          <table:table-cell table:style-name="ce17"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2" office:value-type="string">
            <text:p>-</text:p>
          </table:table-cell>
          <table:table-cell table:style-name="ce17"/>
          <table:table-cell table:style-name="ce17"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2" office:value-type="string">
            <text:p>-</text:p>
          </table:table-cell>
          <table:table-cell table:style-name="ce17"/>
          <table:table-cell table:style-name="ce17"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5"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2" office:value-type="string">
            <text:p>-</text:p>
          </table:table-cell>
          <table:table-cell table:style-name="ce17"/>
          <table:table-cell table:style-name="ce17"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5"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2" office:value-type="string">
            <text:p>-</text:p>
          </table:table-cell>
          <table:table-cell table:style-name="ce17" office:value-type="string">
            <text:p>Exceluded, no insights for transform process</text:p>
          </table:table-cell>
          <table:table-cell table:style-name="ce17"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5"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2" office:value-type="string">
            <text:p>-</text:p>
          </table:table-cell>
          <table:table-cell table:style-name="ce17"/>
          <table:table-cell table:style-name="ce17"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5" office:value-type="float" office:value="2011">
            <text:p>2011</text:p>
          </table:table-cell>
          <table:table-cell office:value-type="string">
            <text:p>A case study in agile-at-scale delivery</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5"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2" office:value-type="string">
            <text:p>?</text:p>
          </table:table-cell>
          <table:table-cell table:style-name="ce17" office:value-type="string">
            <text:p>Exclude. Only presenting the current model.</text:p>
          </table:table-cell>
          <table:table-cell table:style-name="ce17"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5" office:value-type="float" office:value="2006">
            <text:p>2006</text:p>
          </table:table-cell>
          <table:table-cell office:value-type="string">
            <text:p>Agile improvement practices in software organizations</text:p>
          </table:table-cell>
          <table:table-cell office:value-type="string">
            <text:p>?</text:p>
          </table:table-cell>
          <table:table-cell table:style-name="ce12" office:value-type="string">
            <text:p>?</text:p>
          </table:table-cell>
          <table:table-cell table:style-name="ce17" office:value-type="string">
            <text:p>Exclude. Focus on tool use in CR rather than transform of organization</text:p>
          </table:table-cell>
          <table:table-cell table:style-name="ce17"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5" office:value-type="float" office:value="2009">
            <text:p>2009</text:p>
          </table:table-cell>
          <table:table-cell office:value-type="string">
            <text:p>Agile at Yahoo! From the Trenches</text:p>
          </table:table-cell>
          <table:table-cell table:style-name="ce9" office:value-type="string">
            <text:p>X</text:p>
          </table:table-cell>
          <table:table-cell table:style-name="ce13" office:value-type="string">
            <text:p>X</text:p>
          </table:table-cell>
          <table:table-cell table:style-name="ce17"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5" office:value-type="float" office:value="2008">
            <text:p>2008</text:p>
          </table:table-cell>
          <table:table-cell office:value-type="string">
            <text:p>Tidal Wave: The Games Transformation</text:p>
          </table:table-cell>
          <table:table-cell office:value-type="string">
            <text:p>-</text:p>
          </table:table-cell>
          <table:table-cell table:style-name="ce12" office:value-type="string">
            <text:p>-</text:p>
          </table:table-cell>
          <table:table-cell table:style-name="ce17"/>
          <table:table-cell table:style-name="ce17"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oke, G.</text:p>
          </table:table-cell>
          <table:table-cell table:style-name="ce5" office:value-type="float" office:value="2007">
            <text:p>2007</text:p>
          </table:table-cell>
          <table:table-cell office:value-type="string">
            <text:p>GET YOUR AGILE FREAK ON! Agile Adoption at Yahoo! Music</text:p>
          </table:table-cell>
          <table:table-cell table:style-name="ce10" office:value-type="string">
            <text:p>?</text:p>
          </table:table-cell>
          <table:table-cell table:style-name="ce15" office:value-type="string">
            <text:p>?+</text:p>
          </table:table-cell>
          <table:table-cell table:style-name="ce19" office:value-type="string">
            <text:p>Include. We think it is likely that there are 5 or more teams. There are indications of large scale issues.</text:p>
          </table:table-cell>
          <table:table-cell table:style-name="ce17"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5"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2" office:value-type="string">
            <text:p>-</text:p>
          </table:table-cell>
          <table:table-cell table:style-name="ce17"/>
          <table:table-cell table:style-name="ce17"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5"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2" office:value-type="string">
            <text:p>-</text:p>
          </table:table-cell>
          <table:table-cell table:style-name="ce17"/>
          <table:table-cell table:style-name="ce17"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5" office:value-type="float" office:value="2003">
            <text:p>2003</text:p>
          </table:table-cell>
          <table:table-cell office:value-type="string">
            <text:p>Introducing an agile process to an organization</text:p>
          </table:table-cell>
          <table:table-cell office:value-type="string">
            <text:p>-</text:p>
          </table:table-cell>
          <table:table-cell table:style-name="ce12" office:value-type="string">
            <text:p>-</text:p>
          </table:table-cell>
          <table:table-cell table:style-name="ce17"/>
          <table:table-cell table:style-name="ce17"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5" office:value-type="float" office:value="2011">
            <text:p>2011</text:p>
          </table:table-cell>
          <table:table-cell office:value-type="string">
            <text:p>When the VP is a Scrum Master, You Hit the Ground Running</text:p>
          </table:table-cell>
          <table:table-cell table:style-name="ce10" office:value-type="string">
            <text:p>?+</text:p>
          </table:table-cell>
          <table:table-cell table:style-name="ce15" office:value-type="string">
            <text:p>X</text:p>
          </table:table-cell>
          <table:table-cell table:style-name="ce18" office:value-type="string">
            <text:p>Include. Seems large, 200 sprints per year equals 8 teams with 25 sprints.</text:p>
          </table:table-cell>
          <table:table-cell table:style-name="ce17"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Dubinsky, Y.a; Hazzan, O.b &amp; Keren, A.c</text:p>
          </table:table-cell>
          <table:table-cell table:style-name="ce5" office:value-type="float" office:value="2005">
            <text:p>2005</text:p>
          </table:table-cell>
          <table:table-cell office:value-type="string">
            <text:p>Introducing extreme programming into a software project at the Israeli Air Force</text:p>
          </table:table-cell>
          <table:table-cell table:style-name="ce7" office:value-type="string">
            <text:p>-</text:p>
          </table:table-cell>
          <table:table-cell table:style-name="ce14" office:value-type="string">
            <text:p>?+</text:p>
          </table:table-cell>
          <table:table-cell table:style-name="ce20" office:value-type="string">
            <text:p>Exclude. Transformation is not discussed, viewpoints only on introductory workshop.</text:p>
          </table:table-cell>
          <table:table-cell table:style-name="ce17"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Dubinsky, Yael; Hazzan, Orit; Talby, David &amp; Keren, Arie</text:p>
          </table:table-cell>
          <table:table-cell table:style-name="ce5" office:value-type="float" office:value="2006">
            <text:p>2006</text:p>
          </table:table-cell>
          <table:table-cell office:value-type="string">
            <text:p>System analysis and design in a large-scale software project: The case of transition to agile development</text:p>
          </table:table-cell>
          <table:table-cell table:style-name="ce7" office:value-type="string">
            <text:p>?</text:p>
          </table:table-cell>
          <table:table-cell table:style-name="ce14" office:value-type="string">
            <text:p>X</text:p>
          </table:table-cell>
          <table:table-cell table:style-name="ce19" office:value-type="string">
            <text:p>Exclude. Presenting one 15 person agile team. Comparison between old and new model, but minimal description on transformation.</text:p>
          </table:table-cell>
          <table:table-cell table:style-name="ce17"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5" office:value-type="float" office:value="2008">
            <text:p>2008</text:p>
          </table:table-cell>
          <table:table-cell office:value-type="string">
            <text:p>Agile system analysis and design</text:p>
          </table:table-cell>
          <table:table-cell table:style-name="ce7" office:value-type="string">
            <text:p>-</text:p>
          </table:table-cell>
          <table:table-cell table:style-name="ce14" office:value-type="string">
            <text:p>-</text:p>
          </table:table-cell>
          <table:table-cell table:style-name="ce17" office:value-type="string">
            <text:p>This is a direct duplicate of Dubinsky 2006.</text:p>
          </table:table-cell>
          <table:table-cell table:style-name="ce17"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5" office:value-type="float" office:value="2012">
            <text:p>2012</text:p>
          </table:table-cell>
          <table:table-cell office:value-type="string">
            <text:p>Agile experiences in software development</text:p>
          </table:table-cell>
          <table:table-cell table:style-name="ce7" office:value-type="string">
            <text:p>-</text:p>
          </table:table-cell>
          <table:table-cell table:style-name="ce14" office:value-type="string">
            <text:p>?+</text:p>
          </table:table-cell>
          <table:table-cell table:style-name="ce17" office:value-type="string">
            <text:p>Exclude. No transform discussed, minimal case specific insights. (size?)</text:p>
          </table:table-cell>
          <table:table-cell table:style-name="ce17"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5"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2" office:value-type="string">
            <text:p>-</text:p>
          </table:table-cell>
          <table:table-cell table:style-name="ce17"/>
          <table:table-cell table:style-name="ce17"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5"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2" office:value-type="string">
            <text:p>-</text:p>
          </table:table-cell>
          <table:table-cell table:style-name="ce17"/>
          <table:table-cell table:style-name="ce17"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6">
          <table:table-cell office:value-type="string">
            <text:p>X</text:p>
          </table:table-cell>
          <table:table-cell office:value-type="string">
            <text:p>Esfahani, H.C.; Yu, E. &amp; Annosi, M.C.</text:p>
          </table:table-cell>
          <table:table-cell table:style-name="ce5"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2" office:value-type="string">
            <text:p>-</text:p>
          </table:table-cell>
          <table:table-cell table:style-name="ce17"/>
          <table:table-cell table:style-name="ce17"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5" office:value-type="float" office:value="2008">
            <text:p>2008</text:p>
          </table:table-cell>
          <table:table-cell office:value-type="string">
            <text:p>The FrAgile organisation</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5"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2" office:value-type="string">
            <text:p>-</text:p>
          </table:table-cell>
          <table:table-cell table:style-name="ce17" office:value-type="string">
            <text:p>Exclude. Small size: 2 to 5 teams with 2 to 5 developers.</text:p>
          </table:table-cell>
          <table:table-cell table:style-name="ce17"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5"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text:p>
          </table:table-cell>
          <table:table-cell table:style-name="ce15" office:value-type="string">
            <text:p>X</text:p>
          </table:table-cell>
          <table:table-cell table:style-name="ce19" office:value-type="string">
            <text:p>Include. There are some challenges/lessons learned.</text:p>
          </table:table-cell>
          <table:table-cell table:style-name="ce17"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carotta, J.</text:p>
          </table:table-cell>
          <table:table-cell table:style-name="ce5" office:value-type="float" office:value="2008">
            <text:p>2008</text:p>
          </table:table-cell>
          <table:table-cell office:value-type="string">
            <text:p>MyBoeingFleet and Agile Software Development</text:p>
          </table:table-cell>
          <table:table-cell table:style-name="ce10" office:value-type="string">
            <text:p>?</text:p>
          </table:table-cell>
          <table:table-cell table:style-name="ce15" office:value-type="string">
            <text:p>?+</text:p>
          </table:table-cell>
          <table:table-cell table:style-name="ce19" office:value-type="string">
            <text:p>Include. Although size not mentioned, there is clear connection to an enterprise scale.</text:p>
          </table:table-cell>
          <table:table-cell table:style-name="ce17"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deroff, M. &amp; Courage, C.</text:p>
          </table:table-cell>
          <table:table-cell table:style-name="ce5" office:value-type="float" office:value="2009">
            <text:p>2009</text:p>
          </table:table-cell>
          <table:table-cell office:value-type="string">
            <text:p>Successful user experience in an agile enterprise environment</text:p>
          </table:table-cell>
          <table:table-cell table:style-name="ce10" office:value-type="string">
            <text:p>?</text:p>
          </table:table-cell>
          <table:table-cell table:style-name="ce15" office:value-type="string">
            <text:p>X</text:p>
          </table:table-cell>
          <table:table-cell table:style-name="ce19" office:value-type="string">
            <text:p>Include. The viewpoint of combining a separate support group into a large agile transformaion.</text:p>
          </table:table-cell>
          <table:table-cell table:style-name="ce17"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5" office:value-type="float" office:value="2009">
            <text:p>2009</text:p>
          </table:table-cell>
          <table:table-cell office:value-type="string">
            <text:p>Marriott's Agile Turnaround</text:p>
          </table:table-cell>
          <table:table-cell office:value-type="string">
            <text:p>?</text:p>
          </table:table-cell>
          <table:table-cell table:style-name="ce12" office:value-type="string">
            <text:p>-</text:p>
          </table:table-cell>
          <table:table-cell table:style-name="ce17" office:value-type="string">
            <text:p>Exclude. It seems like one or a couple of teams involved.</text:p>
          </table:table-cell>
          <table:table-cell table:style-name="ce17"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9">
          <table:table-cell office:value-type="string">
            <text:p>X</text:p>
          </table:table-cell>
          <table:table-cell office:value-type="string">
            <text:p>Fisher, K.G. &amp; Bankston, A.</text:p>
          </table:table-cell>
          <table:table-cell table:style-name="ce5" office:value-type="float" office:value="2009">
            <text:p>2009</text:p>
          </table:table-cell>
          <table:table-cell office:value-type="string">
            <text:p>From Cradle to Sprint: Creating a Full-Lifecycle Request Pipeline at Nationwide Insurance</text:p>
          </table:table-cell>
          <table:table-cell table:style-name="ce7" office:value-type="string">
            <text:p>-</text:p>
          </table:table-cell>
          <table:table-cell table:style-name="ce14" office:value-type="string">
            <text:p>X</text:p>
          </table:table-cell>
          <table:table-cell table:style-name="ce19"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7"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5" office:value-type="float" office:value="2005">
            <text:p>2005</text:p>
          </table:table-cell>
          <table:table-cell office:value-type="string">
            <text:p>A study of the use of agile methods within Intel</text:p>
          </table:table-cell>
          <table:table-cell office:value-type="string">
            <text:p>-</text:p>
          </table:table-cell>
          <table:table-cell table:style-name="ce12" office:value-type="string">
            <text:p>?-</text:p>
          </table:table-cell>
          <table:table-cell table:style-name="ce17" office:value-type="string">
            <text:p>Exclude. No transformation. Agile practices are presented one by one, just explaining how they are currently used.</text:p>
          </table:table-cell>
          <table:table-cell table:style-name="ce17"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5"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2" office:value-type="string">
            <text:p>-</text:p>
          </table:table-cell>
          <table:table-cell table:style-name="ce17"/>
          <table:table-cell table:style-name="ce17"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5"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2" office:value-type="string">
            <text:p>-</text:p>
          </table:table-cell>
          <table:table-cell table:style-name="ce17"/>
          <table:table-cell table:style-name="ce17"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5" office:value-type="float" office:value="2007">
            <text:p>2007</text:p>
          </table:table-cell>
          <table:table-cell office:value-type="string">
            <text:p>Large Scale Agile Transformation in an On-Demand World</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5" office:value-type="float" office:value="2011">
            <text:p>2011</text:p>
          </table:table-cell>
          <table:table-cell office:value-type="string">
            <text:p>The FBI gets agile</text:p>
          </table:table-cell>
          <table:table-cell office:value-type="string">
            <text:p>-</text:p>
          </table:table-cell>
          <table:table-cell table:style-name="ce12" office:value-type="string">
            <text:p>?</text:p>
          </table:table-cell>
          <table:table-cell table:style-name="ce17" office:value-type="string">
            <text:p>Exclude. A single small development team.</text:p>
          </table:table-cell>
          <table:table-cell table:style-name="ce17"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5"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2" office:value-type="string">
            <text:p>-</text:p>
          </table:table-cell>
          <table:table-cell table:style-name="ce17"/>
          <table:table-cell table:style-name="ce17"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5"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2" office:value-type="string">
            <text:p>-</text:p>
          </table:table-cell>
          <table:table-cell table:style-name="ce17"/>
          <table:table-cell table:style-name="ce17"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5"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2" office:value-type="string">
            <text:p>-</text:p>
          </table:table-cell>
          <table:table-cell table:style-name="ce17"/>
          <table:table-cell table:style-name="ce17"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5"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2"/>
          <table:table-cell table:style-name="ce17" table:number-columns-repeated="2"/>
          <table:table-cell table:number-columns-repeated="1011"/>
        </table:table-row>
        <table:table-row table:style-name="ro6">
          <table:table-cell/>
          <table:table-cell office:value-type="string">
            <text:p>Gelbwaks, M.a &amp; Odenwelder Jr., J.D.b c</text:p>
          </table:table-cell>
          <table:table-cell table:style-name="ce5"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2"/>
          <table:table-cell table:style-name="ce17" table:number-columns-repeated="2"/>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5"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2" office:value-type="string">
            <text:p>-</text:p>
          </table:table-cell>
          <table:table-cell table:style-name="ce17" office:value-type="string">
            <text:p>Exclude. Focus on developer's anticipations rather than the result of an actual transformation.</text:p>
          </table:table-cell>
          <table:table-cell table:style-name="ce17"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7">
          <table:table-cell office:value-type="string">
            <text:p>X</text:p>
          </table:table-cell>
          <table:table-cell office:value-type="string">
            <text:p>Goodman, D. &amp; Elbaz, M.</text:p>
          </table:table-cell>
          <table:table-cell table:style-name="ce5"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7" office:value-type="string">
            <text:p>?</text:p>
          </table:table-cell>
          <table:table-cell table:style-name="ce14" office:value-type="string">
            <text:p>?+</text:p>
          </table:table-cell>
          <table:table-cell table:style-name="ce17" office:value-type="string">
            <text:p>Exclude. Size unclear. Seems like a project with fewer teams. Also, it is mentioned that adoption is later (not covered here) continued to Headquarters</text:p>
          </table:table-cell>
          <table:table-cell table:style-name="ce17"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5" office:value-type="float" office:value="2008">
            <text:p>2008</text:p>
          </table:table-cell>
          <table:table-cell office:value-type="string">
            <text:p>An Ericsson Example of Enterprise Class Agility</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5" office:value-type="float" office:value="2012">
            <text:p>2012</text:p>
          </table:table-cell>
          <table:table-cell office:value-type="string">
            <text:p>Adobe Premiere Pro Scrum Adoption: How an Agile Approach Enabled Success in a Hyper-competitive Landscape</text:p>
          </table:table-cell>
          <table:table-cell table:style-name="ce7" office:value-type="string">
            <text:p>?</text:p>
          </table:table-cell>
          <table:table-cell table:style-name="ce14" office:value-type="string">
            <text:p>?+</text:p>
          </table:table-cell>
          <table:table-cell table:style-name="ce17" office:value-type="string">
            <text:p>Exclude. The talk is all the way of a project with only 3 Scrum teams.</text:p>
          </table:table-cell>
          <table:table-cell table:style-name="ce17"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5" office:value-type="float" office:value="2010">
            <text:p>2010</text:p>
          </table:table-cell>
          <table:table-cell office:value-type="string">
            <text:p>Enterprise Scrum: Scaling Scrum to the Executive Level</text:p>
          </table:table-cell>
          <table:table-cell office:value-type="string">
            <text:p>?</text:p>
          </table:table-cell>
          <table:table-cell table:style-name="ce12" office:value-type="string">
            <text:p>?-</text:p>
          </table:table-cell>
          <table:table-cell table:style-name="ce17" office:value-type="string">
            <text:p>Exclude. Does not talk about transformation, only current use of practices.</text:p>
          </table:table-cell>
          <table:table-cell table:style-name="ce17"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5"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2" office:value-type="string">
            <text:p>-</text:p>
          </table:table-cell>
          <table:table-cell table:style-name="ce17"/>
          <table:table-cell table:style-name="ce17"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5" office:value-type="float" office:value="2011">
            <text:p>2011</text:p>
          </table:table-cell>
          <table:table-cell office:value-type="string">
            <text:p>Agile adoption experience: A case study in the U.A.E</text:p>
          </table:table-cell>
          <table:table-cell table:style-name="ce10" office:value-type="string">
            <text:p>X</text:p>
          </table:table-cell>
          <table:table-cell table:style-name="ce15" office:value-type="string">
            <text:p>Hyl?</text:p>
          </table:table-cell>
          <table:table-cell table:style-name="ce18" office:value-type="string">
            <text:p>Include. Borderline case, see next for criteria</text:p>
          </table:table-cell>
          <table:table-cell table:style-name="ce17"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5" office:value-type="float" office:value="2012">
            <text:p>2012</text:p>
          </table:table-cell>
          <table:table-cell office:value-type="string">
            <text:p>An industrial case study for Scrum adoption</text:p>
          </table:table-cell>
          <table:table-cell table:style-name="ce10" office:value-type="string">
            <text:p>?</text:p>
          </table:table-cell>
          <table:table-cell table:style-name="ce15" office:value-type="string">
            <text:p>X?</text:p>
          </table:table-cell>
          <table:table-cell table:style-name="ce18" office:value-type="string">
            <text:p>Include. Borderline case. 50 employees, 6 teams (40 developers). Results are almost copy-paste from Hajdiab 2011.</text:p>
          </table:table-cell>
          <table:table-cell table:style-name="ce17"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5"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5" office:value-type="float" office:value="2011">
            <text:p>2011</text:p>
          </table:table-cell>
          <table:table-cell office:value-type="string">
            <text:p>Experiences on Agile Seating, Facilities and Solutions: Multisite Environment</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5" office:value-type="float" office:value="2006">
            <text:p>2006</text:p>
          </table:table-cell>
          <table:table-cell office:value-type="string">
            <text:p>Agile coaching in British Telecom: making strawberry jam</text:p>
          </table:table-cell>
          <table:table-cell table:style-name="ce9" office:value-type="string">
            <text:p>X</text:p>
          </table:table-cell>
          <table:table-cell table:style-name="ce13" office:value-type="string">
            <text:p>X</text:p>
          </table:table-cell>
          <table:table-cell table:style-name="ce17"/>
          <table:table-cell table:style-name="ce17"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5"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5" office:value-type="string">
            <text:p>?-</text:p>
          </table:table-cell>
          <table:table-cell table:style-name="ce18" office:value-type="string">
            <text:p>Include, borderline. Transformation is discussed, seems that large organization issues discussed.</text:p>
          </table:table-cell>
          <table:table-cell table:style-name="ce17"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5"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2" office:value-type="string">
            <text:p>-</text:p>
          </table:table-cell>
          <table:table-cell table:style-name="ce17"/>
          <table:table-cell table:style-name="ce17"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5" office:value-type="float" office:value="2006">
            <text:p>2006</text:p>
          </table:table-cell>
          <table:table-cell office:value-type="string">
            <text:p>The concept of change in technology transfer</text:p>
          </table:table-cell>
          <table:table-cell office:value-type="string">
            <text:p>-</text:p>
          </table:table-cell>
          <table:table-cell table:style-name="ce12" office:value-type="string">
            <text:p>-</text:p>
          </table:table-cell>
          <table:table-cell table:style-name="ce17"/>
          <table:table-cell table:style-name="ce17"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5"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2" office:value-type="string">
            <text:p>?-</text:p>
          </table:table-cell>
          <table:table-cell table:style-name="ce17" office:value-type="string">
            <text:p>Exclude. Only 20 of 60 people in pilot. The pilot did not lead to company wide transform.</text:p>
          </table:table-cell>
          <table:table-cell table:style-name="ce17"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5"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2"/>
          <table:table-cell table:style-name="ce17" office:value-type="string">
            <text:p>Exclude. Transformation discussed mostly on pages 16-18. Too little insight in relation to RQs.</text:p>
          </table:table-cell>
          <table:table-cell table:style-name="ce17"/>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5"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6"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5"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2"/>
          <table:table-cell table:style-name="ce17"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5"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7">
          <table:table-cell office:value-type="string">
            <text:p>X</text:p>
          </table:table-cell>
          <table:table-cell office:value-type="string">
            <text:p>Hodgkins, P. &amp; Hohmann, L.</text:p>
          </table:table-cell>
          <table:table-cell table:style-name="ce5"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2"/>
          <table:table-cell table:style-name="ce17" office:value-type="string">
            <text:p>Exclude. Organiztional transform only mentionen in one paragraph (section 3). Focus on agile in program management, which is not agile SE.</text:p>
          </table:table-cell>
          <table:table-cell table:style-name="ce17"/>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5"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0">
          <table:table-cell office:value-type="string">
            <text:p>X</text:p>
          </table:table-cell>
          <table:table-cell office:value-type="string">
            <text:p>Howard, K.R.</text:p>
          </table:table-cell>
          <table:table-cell table:style-name="ce5" office:value-type="float" office:value="2009">
            <text:p>2009</text:p>
          </table:table-cell>
          <table:table-cell office:value-type="string">
            <text:p>The Covert Agilist</text:p>
          </table:table-cell>
          <table:table-cell office:value-type="string">
            <text:p>?</text:p>
          </table:table-cell>
          <table:table-cell table:style-name="ce12"/>
          <table:table-cell table:style-name="ce17" office:value-type="string">
            <text:p>Exclude. Case is seemingly not large, only three teams used as an example. The organization does not transform, but the case rather tells of the struggle of agile consultants.</text:p>
          </table:table-cell>
          <table:table-cell table:style-name="ce17"/>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5" office:value-type="float" office:value="2004">
            <text:p>2004</text:p>
          </table:table-cell>
          <table:table-cell office:value-type="string">
            <text:p>Behind the rules: XP experiences</text:p>
          </table:table-cell>
          <table:table-cell office:value-type="string">
            <text:p>-</text:p>
          </table:table-cell>
          <table:table-cell table:style-name="ce12"/>
          <table:table-cell table:style-name="ce17" office:value-type="string">
            <text:p>Exclude: Student project</text:p>
          </table:table-cell>
          <table:table-cell table:style-name="ce17"/>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5" office:value-type="float" office:value="2009">
            <text:p>2009</text:p>
          </table:table-cell>
          <table:table-cell office:value-type="string">
            <text:p>Scrum and CMMI Going from Good to Great</text:p>
          </table:table-cell>
          <table:table-cell office:value-type="string">
            <text:p>-</text:p>
          </table:table-cell>
          <table:table-cell table:style-name="ce12"/>
          <table:table-cell table:style-name="ce17" office:value-type="string">
            <text:p>Exclude. One sentence on transformation. Focus on measuring process with CMMi – no transformation.</text:p>
          </table:table-cell>
          <table:table-cell table:style-name="ce17"/>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5" office:value-type="float" office:value="2003">
            <text:p>2003</text:p>
          </table:table-cell>
          <table:table-cell office:value-type="string">
            <text:p>Cross-continent development using Scrum and XP</text:p>
          </table:table-cell>
          <table:table-cell office:value-type="string">
            <text:p>-</text:p>
          </table:table-cell>
          <table:table-cell table:style-name="ce12"/>
          <table:table-cell table:style-name="ce17" office:value-type="string">
            <text:p>Exclude. ”We” refers to 10 person team. Rest of organization uses varying SDMs, only interfacing Agile.</text:p>
          </table:table-cell>
          <table:table-cell table:style-name="ce17"/>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5" office:value-type="float" office:value="2007">
            <text:p>2007</text:p>
          </table:table-cell>
          <table:table-cell office:value-type="string">
            <text:p>The Rollercoaster of Required Agile Transi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5"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5" office:value-type="float" office:value="2012">
            <text:p>2012</text:p>
          </table:table-cell>
          <table:table-cell office:value-type="string">
            <text:p>Agile Adoption Story from NHN</text:p>
          </table:table-cell>
          <table:table-cell office:value-type="string">
            <text:p>-</text:p>
          </table:table-cell>
          <table:table-cell table:style-name="ce12"/>
          <table:table-cell table:style-name="ce17" office:value-type="string">
            <text:p>Exclude. Does not provide any insight on transformation.</text:p>
          </table:table-cell>
          <table:table-cell table:style-name="ce17"/>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5"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5"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2"/>
          <table:table-cell table:style-name="ce17" office:value-type="string">
            <text:p>Exclude. Borderline size. The organization was initially 4 teams / 25 developers. The company is growing instead of transformaing.</text:p>
          </table:table-cell>
          <table:table-cell table:style-name="ce17"/>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5"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5">
          <table:table-cell office:value-type="string">
            <text:p>X</text:p>
          </table:table-cell>
          <table:table-cell office:value-type="string">
            <text:p>Korhonen, K.</text:p>
          </table:table-cell>
          <table:table-cell table:style-name="ce5"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text:p>
          </table:table-cell>
          <table:table-cell table:style-name="ce12"/>
          <table:table-cell table:style-name="ce18" office:value-type="string">
            <text:p>Include, borderline. Transformation is discussed little, results are somewhat relevant.</text:p>
          </table:table-cell>
          <table:table-cell table:style-name="ce17"/>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5"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2"/>
          <table:table-cell table:style-name="ce17" office:value-type="string">
            <text:p>Exclude. No discussion on transformation.</text:p>
          </table:table-cell>
          <table:table-cell table:style-name="ce17"/>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5" office:value-type="float" office:value="2008">
            <text:p>2008</text:p>
          </table:table-cell>
          <table:table-cell office:value-type="string">
            <text:p>Implementing program model with agile principles in a large software development organiza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5"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3">
          <table:table-cell office:value-type="string">
            <text:p>X</text:p>
          </table:table-cell>
          <table:table-cell office:value-type="string">
            <text:p>Lee, E.C.</text:p>
          </table:table-cell>
          <table:table-cell table:style-name="ce5" office:value-type="float" office:value="2008">
            <text:p>2008</text:p>
          </table:table-cell>
          <table:table-cell office:value-type="string">
            <text:p>Forming to Performing: Transitioning Large-Scale Project Into Agile</text:p>
          </table:table-cell>
          <table:table-cell table:style-name="ce10" office:value-type="string">
            <text:p>X</text:p>
          </table:table-cell>
          <table:table-cell table:style-name="ce12"/>
          <table:table-cell table:style-name="ce18" office:value-type="string">
            <text:p>Include. Large scale context is visible, although the viewpoint is for one team.</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5"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2"/>
          <table:table-cell table:style-name="ce17" office:value-type="string">
            <text:p>Exclude. Only one sentence on transformation (Section 3). Discussion is on the practices in use.</text:p>
          </table:table-cell>
          <table:table-cell table:style-name="ce17"/>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5" office:value-type="float" office:value="2010">
            <text:p>2010</text:p>
          </table:table-cell>
          <table:table-cell office:value-type="string">
            <text:p>Balancing Scrum Project Management Process</text:p>
          </table:table-cell>
          <table:table-cell office:value-type="string">
            <text:p>-</text:p>
          </table:table-cell>
          <table:table-cell table:style-name="ce12"/>
          <table:table-cell table:style-name="ce17"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8">
          <table:table-cell office:value-type="string">
            <text:p>X</text:p>
          </table:table-cell>
          <table:table-cell office:value-type="string">
            <text:p>Leszek, A. &amp; Courage, C.</text:p>
          </table:table-cell>
          <table:table-cell table:style-name="ce5"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text:p>
          </table:table-cell>
          <table:table-cell table:style-name="ce12"/>
          <table:table-cell table:style-name="ce18" office:value-type="string">
            <text:p>Include. Although focus is on the small DS team, this brings up a particular problem in a large organization.</text:p>
          </table:table-cell>
          <table:table-cell table:style-name="ce17"/>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5" office:value-type="float" office:value="2007">
            <text:p>2007</text:p>
          </table:table-cell>
          <table:table-cell office:value-type="string">
            <text:p>Over the Waterfall in a Barrel - MSIT Adventures in Scrum</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5"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2"/>
          <table:table-cell table:style-name="ce17"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5" office:value-type="float" office:value="2008">
            <text:p>2008</text:p>
          </table:table-cell>
          <table:table-cell office:value-type="string">
            <text:p>The story of transition to agile software development</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5" office:value-type="float" office:value="2008">
            <text:p>2008</text:p>
          </table:table-cell>
          <table:table-cell office:value-type="string">
            <text:p>Agile Supports Improved Culture and Quality for Healthwise</text:p>
          </table:table-cell>
          <table:table-cell table:style-name="ce9" office:value-type="string">
            <text:p>X</text:p>
          </table:table-cell>
          <table:table-cell table:style-name="ce12"/>
          <table:table-cell table:style-name="ce18" office:value-type="string">
            <text:p>Include. Many teams evident (many Scrum masters, SoS). Entire company is 215 people.</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5" office:value-type="float" office:value="2007">
            <text:p>2007</text:p>
          </table:table-cell>
          <table:table-cell office:value-type="string">
            <text:p>Scaling Product Ownership</text:p>
          </table:table-cell>
          <table:table-cell office:value-type="string">
            <text:p>X</text:p>
          </table:table-cell>
          <table:table-cell table:style-name="ce12"/>
          <table:table-cell table:style-name="ce17" office:value-type="string">
            <text:p>Exclude. Focus is on scaling up scrum and not on transformation.</text:p>
          </table:table-cell>
          <table:table-cell table:style-name="ce17"/>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yon, R. &amp; Evans, M.</text:p>
          </table:table-cell>
          <table:table-cell table:style-name="ce5" office:value-type="float" office:value="2008">
            <text:p>2008</text:p>
          </table:table-cell>
          <table:table-cell office:value-type="string">
            <text:p>Scaling Up Pushing Scrum out of its Comfort Zone</text:p>
          </table:table-cell>
          <table:table-cell office:value-type="string">
            <text:p>?</text:p>
          </table:table-cell>
          <table:table-cell table:style-name="ce12"/>
          <table:table-cell table:style-name="ce17" office:value-type="string">
            <text:p>Exclude. Focus is on scaling up scrum and not on transformation. Scrum has been used for 2 years where the article begins.</text:p>
          </table:table-cell>
          <table:table-cell table:style-name="ce17"/>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5"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2"/>
          <table:table-cell table:style-name="ce17"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25" office:value-type="string">
            <text:p>[Cao L, 2004]</text:p>
            <text:p>Look for ideas on background</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5"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ples, C.</text:p>
          </table:table-cell>
          <table:table-cell table:style-name="ce5"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2"/>
          <table:table-cell table:style-name="ce18" office:value-type="string">
            <text:p>Include. Although focus in on the later stages of the transformation the discussion highlights transformation.</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5" office:value-type="float" office:value="2012">
            <text:p>2012</text:p>
          </table:table-cell>
          <table:table-cell office:value-type="string">
            <text:p>Scaling Scrum Step by Step: The Mega Framework</text:p>
          </table:table-cell>
          <table:table-cell office:value-type="string">
            <text:p>?+</text:p>
          </table:table-cell>
          <table:table-cell table:style-name="ce12"/>
          <table:table-cell table:style-name="ce17" office:value-type="string">
            <text:p>Exclude. Talk is on scaling up. The company seems to have only one team at start. Large size is reached only when new people are hired.</text:p>
          </table:table-cell>
          <table:table-cell table:style-name="ce17"/>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5"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2"/>
          <table:table-cell table:style-name="ce17" office:value-type="string">
            <text:p>Exclude. Duplicate of Maranzato 2012. Focus on scaling, no transformation.</text:p>
          </table:table-cell>
          <table:table-cell table:style-name="ce17"/>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5"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2"/>
          <table:table-cell table:style-name="ce17" office:value-type="string">
            <text:p>Exclude. Size only about 25 people. Focus only on pilot.</text:p>
          </table:table-cell>
          <table:table-cell table:style-name="ce17"/>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McDowell, S.a &amp; Dourambeis, N.b</text:p>
          </table:table-cell>
          <table:table-cell table:style-name="ce5"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text:p>
          </table:table-cell>
          <table:table-cell table:style-name="ce12"/>
          <table:table-cell table:style-name="ce18" office:value-type="string">
            <text:p>Include. Although focus is on the events, the events are presented as the core of an organizational transformation.</text:p>
          </table:table-cell>
          <table:table-cell table:style-name="ce17"/>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5" office:value-type="float" office:value="2008">
            <text:p>2008</text:p>
          </table:table-cell>
          <table:table-cell office:value-type="string">
            <text:p>A product manager's guide to surviving the big bang approach to agile transitions</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8">
          <table:table-cell office:value-type="string">
            <text:p>X</text:p>
          </table:table-cell>
          <table:table-cell office:value-type="string">
            <text:p>Miller, J.R. &amp; Haddad, H.M.</text:p>
          </table:table-cell>
          <table:table-cell table:style-name="ce5"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2"/>
          <table:table-cell table:style-name="ce19" office:value-type="string">
            <text:p>Exclude. No clue on size, may be small. Only little content on transformation. Particular example of a totally unclear size.</text:p>
          </table:table-cell>
          <table:table-cell table:style-name="ce17"/>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5"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2"/>
          <table:table-cell table:style-name="ce17" office:value-type="string">
            <text:p>Exclude. Transformation is not discussed, but focus is on explaining used practices. Also hints on ”small size”.</text:p>
          </table:table-cell>
          <table:table-cell table:style-name="ce17"/>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5" office:value-type="float" office:value="2008">
            <text:p>2008</text:p>
          </table:table-cell>
          <table:table-cell office:value-type="string">
            <text:p>Scaling agile: Finding your agile tribe</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7"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5" office:value-type="float" office:value="2007">
            <text:p>2007</text:p>
          </table:table-cell>
          <table:table-cell office:value-type="string">
            <text:p>Scrum at a Fortune 500 Manufacturing Company</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5" office:value-type="float" office:value="2009">
            <text:p>2009</text:p>
          </table:table-cell>
          <table:table-cell office:value-type="string">
            <text:p>Lesson learnt from an agile implementation project</text:p>
          </table:table-cell>
          <table:table-cell table:style-name="ce10" office:value-type="string">
            <text:p>-</text:p>
          </table:table-cell>
          <table:table-cell table:style-name="ce12"/>
          <table:table-cell table:style-name="ce18" office:value-type="string">
            <text:p>Include. Borderline case. 55 people involved, including some sales people.</text:p>
          </table:table-cell>
          <table:table-cell table:style-name="ce17"/>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5"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2"/>
          <table:table-cell table:style-name="ce17"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5" office:value-type="float" office:value="2005">
            <text:p>2005</text:p>
          </table:table-cell>
          <table:table-cell office:value-type="string">
            <text:p>The agile journey -Adopting XP in a large financial services organiza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5"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2"/>
          <table:table-cell table:style-name="ce17" office:value-type="string">
            <text:p>Exclude. Both teams have ”one unified Scrum team”.</text:p>
          </table:table-cell>
          <table:table-cell table:style-name="ce17"/>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5"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2"/>
          <table:table-cell table:style-name="ce17"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5" office:value-type="float" office:value="2008">
            <text:p>2008</text:p>
          </table:table-cell>
          <table:table-cell office:value-type="string">
            <text:p>Baby steps: Agile transformation at BabyCenter.com</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5">
          <table:table-cell office:value-type="string">
            <text:p>X</text:p>
          </table:table-cell>
          <table:table-cell office:value-type="string">
            <text:p>O'Connor, C.P.</text:p>
          </table:table-cell>
          <table:table-cell table:style-name="ce5" office:value-type="float" office:value="2011">
            <text:p>2011</text:p>
          </table:table-cell>
          <table:table-cell office:value-type="string">
            <text:p>Anatomy and Physiology of an Agile Transition</text:p>
          </table:table-cell>
          <table:table-cell table:style-name="ce10" office:value-type="string">
            <text:p>?</text:p>
          </table:table-cell>
          <table:table-cell table:style-name="ce12"/>
          <table:table-cell table:style-name="ce18" office:value-type="string">
            <text:p>Include. Based on ”Letters from the edge ...” this case has about 50-60 people in SW development.</text:p>
          </table:table-cell>
          <table:table-cell table:style-name="ce17"/>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5" office:value-type="float" office:value="2011">
            <text:p>2011</text:p>
          </table:table-cell>
          <table:table-cell office:value-type="string">
            <text:p>Coaching Global Software Development Projects</text:p>
          </table:table-cell>
          <table:table-cell office:value-type="string">
            <text:p>-</text:p>
          </table:table-cell>
          <table:table-cell table:style-name="ce12"/>
          <table:table-cell table:style-name="ce17" office:value-type="string">
            <text:p>Exclude. Size is borderline (minus). Focus on transferring a project to another site rather than transforming an organization.</text:p>
          </table:table-cell>
          <table:table-cell table:style-name="ce17"/>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5" office:value-type="float" office:value="2011">
            <text:p>2011</text:p>
          </table:table-cell>
          <table:table-cell office:value-type="string">
            <text:p>Scaling Scrum in a Large Distributed Project</text:p>
          </table:table-cell>
          <table:table-cell office:value-type="string">
            <text:p>?</text:p>
          </table:table-cell>
          <table:table-cell table:style-name="ce12"/>
          <table:table-cell table:style-name="ce17" office:value-type="string">
            <text:p>Exclude. Focus on practices rather than transformation.</text:p>
          </table:table-cell>
          <table:table-cell table:style-name="ce17"/>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Parnell-Klabo, E.</text:p>
          </table:table-cell>
          <table:table-cell table:style-name="ce5"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2"/>
          <table:table-cell table:style-name="ce17" office:value-type="string">
            <text:p>Exclude. Pilot team is referred to as 10-12 people. No more than 4 active teams after pilot.</text:p>
          </table:table-cell>
          <table:table-cell table:style-name="ce17"/>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5">
          <table:table-cell office:value-type="string">
            <text:p>X</text:p>
          </table:table-cell>
          <table:table-cell office:value-type="string">
            <text:p>Petersen, Kai &amp; Wohlin, Claes</text:p>
          </table:table-cell>
          <table:table-cell table:style-name="ce5"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2"/>
          <table:table-cell table:style-name="ce17" office:value-type="string">
            <text:p>Exclude. No transformation. Comparison between old and new, no insights on transformation process.</text:p>
          </table:table-cell>
          <table:table-cell table:style-name="ce17"/>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5" office:value-type="float" office:value="2006">
            <text:p>2006</text:p>
          </table:table-cell>
          <table:table-cell office:value-type="string">
            <text:p>A self funding agile transformation</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5"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5"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2"/>
          <table:table-cell table:style-name="ce17" office:value-type="string">
            <text:p>Exclude. Only one team of 10 people is discussed. Little indications of organization wide effects. SDM choice seems project specific.</text:p>
          </table:table-cell>
          <table:table-cell table:style-name="ce17"/>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5" office:value-type="float" office:value="2012">
            <text:p>2012</text:p>
          </table:table-cell>
          <table:table-cell office:value-type="string">
            <text:p>Skiing and Boxing: Coaching Product and Enterprise Teams</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5">
          <table:table-cell office:value-type="string">
            <text:p>X</text:p>
          </table:table-cell>
          <table:table-cell office:value-type="string">
            <text:p>Qumer, A. &amp; Henderson-Sellers, B.</text:p>
          </table:table-cell>
          <table:table-cell table:style-name="ce5"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2"/>
          <table:table-cell table:style-name="ce17" office:value-type="string">
            <text:p>Exclude. Cases seem too small. The actual adoption process is obscured by the theoretical framework.</text:p>
          </table:table-cell>
          <table:table-cell table:style-name="ce17"/>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7" office:value-type="string">
            <text:p>Agile adoption research in general<text:span text:style-name="T5">. Theoretical framework for agile adoption.</text:span></text:p>
          </table:table-cell>
          <table:table-cell table:number-columns-repeated="1000"/>
        </table:table-row>
        <table:table-row table:style-name="ro7">
          <table:table-cell office:value-type="string">
            <text:p>X</text:p>
          </table:table-cell>
          <table:table-cell office:value-type="string">
            <text:p>Qumer, Asif &amp; Henderson-Sellers, Brian</text:p>
          </table:table-cell>
          <table:table-cell table:style-name="ce5"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2"/>
          <table:table-cell table:style-name="ce17" office:value-type="string">
            <text:p>Exclude. Rather than telling what people actually did in the organization transformation is explained through a theoretical framework.</text:p>
          </table:table-cell>
          <table:table-cell table:style-name="ce17"/>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5">
          <table:table-cell office:value-type="string">
            <text:p>X</text:p>
          </table:table-cell>
          <table:table-cell office:value-type="string">
            <text:p>Ranganath, P.</text:p>
          </table:table-cell>
          <table:table-cell table:style-name="ce5"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2"/>
          <table:table-cell table:style-name="ce18" office:value-type="string">
            <text:p>Include. The company is seemingly large. Report focuses mostly on three pilot projects with many teams.</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5"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5" office:value-type="float" office:value="2009">
            <text:p>2009</text:p>
          </table:table-cell>
          <table:table-cell office:value-type="string">
            <text:p>Adopting Agile in an FDA Regulated Environment</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5" office:value-type="float" office:value="2009">
            <text:p>2009</text:p>
          </table:table-cell>
          <table:table-cell office:value-type="string">
            <text:p>Descending from the Architect's Ivory Tower</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5" office:value-type="float" office:value="2009">
            <text:p>2009</text:p>
          </table:table-cell>
          <table:table-cell office:value-type="string">
            <text:p>The Amazing Team Race A Team Based Agile Adoption</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5" office:value-type="float" office:value="2010">
            <text:p>2010</text:p>
          </table:table-cell>
          <table:table-cell office:value-type="string">
            <text:p>From Chaos to Kanban, via Scrum</text:p>
          </table:table-cell>
          <table:table-cell office:value-type="string">
            <text:p>-</text:p>
          </table:table-cell>
          <table:table-cell table:style-name="ce12"/>
          <table:table-cell table:style-name="ce17"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5"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2"/>
          <table:table-cell table:style-name="ce17" office:value-type="string">
            <text:p>Exclude. No case study, only general experiences.</text:p>
          </table:table-cell>
          <table:table-cell table:style-name="ce17"/>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5" office:value-type="float" office:value="2005">
            <text:p>2005</text:p>
          </table:table-cell>
          <table:table-cell office:value-type="string">
            <text:p>Primavera gets agile: a successful transition to agile development</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5"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2"/>
          <table:table-cell table:style-name="ce17" table:number-columns-repeated="2"/>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5" office:value-type="float" office:value="2011">
            <text:p>2011</text:p>
          </table:table-cell>
          <table:table-cell office:value-type="string">
            <text:p>Large-Scale Agile Software Development at SAP AG</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5"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5"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2"/>
          <table:table-cell table:style-name="ce17" office:value-type="string">
            <text:p>Exclude. Discussion of one pilot team only.</text:p>
          </table:table-cell>
          <table:table-cell table:style-name="ce17"/>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5" office:value-type="float" office:value="2007">
            <text:p>2007</text:p>
          </table:table-cell>
          <table:table-cell office:value-type="string">
            <text:p>Enabling Agile in a Large Organization Our Journey Down the Yellow Brick Road</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5"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2"/>
          <table:table-cell table:style-name="ce17" office:value-type="string">
            <text:p>Exclude. Focus on two teams only, even if the organization is large.</text:p>
          </table:table-cell>
          <table:table-cell table:style-name="ce17"/>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0">
          <table:table-cell office:value-type="string">
            <text:p>X</text:p>
          </table:table-cell>
          <table:table-cell office:value-type="string">
            <text:p>Senapathi, M.a &amp; Srinivasan, A.b</text:p>
          </table:table-cell>
          <table:table-cell table:style-name="ce5"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2"/>
          <table:table-cell table:style-name="ce17" office:value-type="string">
            <text:p>Exclude. ”The emphasis was on how extensively and deeply the innovation is used after adoption, rather than its adoption per se.” Section 6 discusses some adoption, but it is too little content.</text:p>
          </table:table-cell>
          <table:table-cell table:style-name="ce17"/>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0">
          <table:table-cell office:value-type="string">
            <text:p>X</text:p>
          </table:table-cell>
          <table:table-cell office:value-type="string">
            <text:p>Silva, K. &amp; Doss, C.</text:p>
          </table:table-cell>
          <table:table-cell table:style-name="ce5" office:value-type="float" office:value="2007">
            <text:p>2007</text:p>
          </table:table-cell>
          <table:table-cell office:value-type="string">
            <text:p>The Growth of an Agile Coach Community at a Fortune 200 Company</text:p>
          </table:table-cell>
          <table:table-cell table:style-name="ce10" office:value-type="string">
            <text:p>?</text:p>
          </table:table-cell>
          <table:table-cell table:style-name="ce12"/>
          <table:table-cell table:style-name="ce18" office:value-type="string">
            <text:p>Include, borderline. Size is clearly large, as there are many coaches. Somewhat little transformation, but discussion on coaching provides insight in establishing agile.</text:p>
          </table:table-cell>
          <table:table-cell table:style-name="ce17"/>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5" office:value-type="float" office:value="2011">
            <text:p>2011</text:p>
          </table:table-cell>
          <table:table-cell office:value-type="string">
            <text:p>Agile Experience Report: Transition and Complexity at Cisco Voice Technology Group</text:p>
          </table:table-cell>
          <table:table-cell table:style-name="ce9" office:value-type="string">
            <text:p>X</text:p>
          </table:table-cell>
          <table:table-cell table:style-name="ce12"/>
          <table:table-cell table:style-name="ce17"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5"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2"/>
          <table:table-cell table:style-name="ce17" office:value-type="string">
            <text:p>Exclude. Focus on ”mainframe” technical problems. No transformation.</text:p>
          </table:table-cell>
          <table:table-cell table:style-name="ce17"/>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5" office:value-type="float" office:value="2005">
            <text:p>2005</text:p>
          </table:table-cell>
          <table:table-cell office:value-type="string">
            <text:p>There has to be a better way! [software development]</text:p>
          </table:table-cell>
          <table:table-cell office:value-type="string">
            <text:p>?</text:p>
          </table:table-cell>
          <table:table-cell table:style-name="ce12"/>
          <table:table-cell table:style-name="ce17" office:value-type="string">
            <text:p>Exclude. Transformation description is too vague to address the research questions. Size remains unclear.</text:p>
          </table:table-cell>
          <table:table-cell table:style-name="ce17"/>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5"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2"/>
          <table:table-cell table:style-name="ce17" office:value-type="string">
            <text:p>Exclude. No transform, just stating ”they decided to adopt Scrum”. Size remains unclear.</text:p>
          </table:table-cell>
          <table:table-cell table:style-name="ce17"/>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5"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2"/>
          <table:table-cell table:style-name="ce17" office:value-type="string">
            <text:p>Exclude. No transformation. Case is duplicate of Srinivasan 2009.</text:p>
          </table:table-cell>
          <table:table-cell table:style-name="ce17"/>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5" office:value-type="float" office:value="2010">
            <text:p>2010</text:p>
          </table:table-cell>
          <table:table-cell office:value-type="string">
            <text:p>Agile in India: Challenges and lessons learned</text:p>
          </table:table-cell>
          <table:table-cell office:value-type="string">
            <text:p>-</text:p>
          </table:table-cell>
          <table:table-cell table:style-name="ce12"/>
          <table:table-cell table:style-name="ce17" office:value-type="string">
            <text:p>Exclude. Discussion does not describe any transformation process.</text:p>
          </table:table-cell>
          <table:table-cell table:style-name="ce17"/>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5" office:value-type="float" office:value="2009">
            <text:p>2009</text:p>
          </table:table-cell>
          <table:table-cell office:value-type="string">
            <text:p>WebSphere portal 6.1: An agile development approach</text:p>
          </table:table-cell>
          <table:table-cell office:value-type="string">
            <text:p>?-</text:p>
          </table:table-cell>
          <table:table-cell table:style-name="ce12"/>
          <table:table-cell table:style-name="ce17" office:value-type="string">
            <text:p>Exclude. Summary of agile methods, and examples on practice use.</text:p>
          </table:table-cell>
          <table:table-cell table:style-name="ce17"/>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5"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5" office:value-type="float" office:value="2006">
            <text:p>2006</text:p>
          </table:table-cell>
          <table:table-cell office:value-type="string">
            <text:p>Ssh! We are adding a process... [agile practices]</text:p>
          </table:table-cell>
          <table:table-cell office:value-type="string">
            <text:p>-</text:p>
          </table:table-cell>
          <table:table-cell table:style-name="ce12"/>
          <table:table-cell table:style-name="ce17" office:value-type="string">
            <text:p>Exclude. Only two teams that seem small. The talk only follows the two teams, and does not discuss agile extending beyond the teams.</text:p>
          </table:table-cell>
          <table:table-cell table:style-name="ce17"/>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8">
          <table:table-cell office:value-type="string">
            <text:p>X</text:p>
          </table:table-cell>
          <table:table-cell office:value-type="string">
            <text:p>Sureshchandra, K. &amp; Shrinivasavadhani, J.</text:p>
          </table:table-cell>
          <table:table-cell table:style-name="ce5" office:value-type="float" office:value="2008">
            <text:p>2008</text:p>
          </table:table-cell>
          <table:table-cell office:value-type="string">
            <text:p>Adopting Agile in Distributed Development</text:p>
          </table:table-cell>
          <table:table-cell office:value-type="string">
            <text:p>?</text:p>
          </table:table-cell>
          <table:table-cell table:style-name="ce12"/>
          <table:table-cell table:style-name="ce17" office:value-type="string">
            <text:p>Exclude. No transformation. The talk is on how to start a new agile project from scratch, and how to make the team distributed.</text:p>
          </table:table-cell>
          <table:table-cell table:style-name="ce17"/>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5" office:value-type="float" office:value="2008">
            <text:p>2008</text:p>
          </table:table-cell>
          <table:table-cell office:value-type="string">
            <text:p>Moving from waterfall to agile</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5" office:value-type="float" office:value="2011">
            <text:p>2011</text:p>
          </table:table-cell>
          <table:table-cell office:value-type="string">
            <text:p>Hitting the Wall: What to Do When High Performing Scrum Teams Overwhelm Operations and Infrastructure</text:p>
          </table:table-cell>
          <table:table-cell table:style-name="ce9" office:value-type="string">
            <text:p>X</text:p>
          </table:table-cell>
          <table:table-cell table:style-name="ce12"/>
          <table:table-cell table:style-name="ce17"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5"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2"/>
          <table:table-cell table:style-name="ce17" office:value-type="string">
            <text:p>Exclude. Transformation is presented simply as ”agile was introduced”. Focus only on adopted practices and satisfaction in them.</text:p>
          </table:table-cell>
          <table:table-cell table:style-name="ce17"/>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5" office:value-type="float" office:value="2006">
            <text:p>2006</text:p>
          </table:table-cell>
          <table:table-cell office:value-type="string">
            <text:p>Agile software testing in a large-scale project</text:p>
          </table:table-cell>
          <table:table-cell office:value-type="string">
            <text:p>-</text:p>
          </table:table-cell>
          <table:table-cell table:style-name="ce12"/>
          <table:table-cell table:style-name="ce17" office:value-type="string">
            <text:p>Exclude. No transformation. Only discussing practices in use.</text:p>
          </table:table-cell>
          <table:table-cell table:style-name="ce17"/>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5"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2"/>
          <table:table-cell table:style-name="ce17" office:value-type="string">
            <text:p>Exclude. Discussing only one small team.</text:p>
          </table:table-cell>
          <table:table-cell table:style-name="ce17"/>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5"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2"/>
          <table:table-cell table:style-name="ce17" office:value-type="string">
            <text:p>Exclude. No transformation, only reflecting on current practices.</text:p>
          </table:table-cell>
          <table:table-cell table:style-name="ce17"/>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5"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2"/>
          <table:table-cell table:style-name="ce17" office:value-type="string">
            <text:p>Exclude, borderline. There is no evidence on size. Many teams are mentioned, but there is still no direct indication of large size.</text:p>
          </table:table-cell>
          <table:table-cell table:style-name="ce17"/>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5"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2"/>
          <table:table-cell table:style-name="ce17" office:value-type="string">
            <text:p>Exclude. Agile is described to be adopted only by twenty-five engineers.</text:p>
          </table:table-cell>
          <table:table-cell table:style-name="ce17"/>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5" office:value-type="float" office:value="2012">
            <text:p>2012</text:p>
          </table:table-cell>
          <table:table-cell office:value-type="string">
            <text:p>Assimilation of agile practices in use</text:p>
          </table:table-cell>
          <table:table-cell office:value-type="string">
            <text:p>-</text:p>
          </table:table-cell>
          <table:table-cell table:style-name="ce12"/>
          <table:table-cell table:style-name="ce17" office:value-type="string">
            <text:p>Exclude. No transformation process, discussing only the use of practices. Discusses ”current level of routinisation of practices”.</text:p>
          </table:table-cell>
          <table:table-cell table:style-name="ce17"/>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5" office:value-type="float" office:value="2009">
            <text:p>2009</text:p>
          </table:table-cell>
          <table:table-cell office:value-type="string">
            <text:p>We Didn't Quite Get It</text:p>
          </table:table-cell>
          <table:table-cell office:value-type="string">
            <text:p>-</text:p>
          </table:table-cell>
          <table:table-cell table:style-name="ce12"/>
          <table:table-cell table:style-name="ce17"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Wilby, D.</text:p>
          </table:table-cell>
          <table:table-cell table:style-name="ce5" office:value-type="float" office:value="2009">
            <text:p>2009</text:p>
          </table:table-cell>
          <table:table-cell office:value-type="string">
            <text:p>Roadmap Transformation: From Obstacle to Catalyst</text:p>
          </table:table-cell>
          <table:table-cell office:value-type="string">
            <text:p>?+</text:p>
          </table:table-cell>
          <table:table-cell table:style-name="ce12"/>
          <table:table-cell table:style-name="ce17" office:value-type="string">
            <text:p>Include. Combine with Maples 2009, which describes the Borland transformation.</text:p>
          </table:table-cell>
          <table:table-cell table:style-name="ce17"/>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5" office:value-type="float" office:value="2012">
            <text:p>2012</text:p>
          </table:table-cell>
          <table:table-cell office:value-type="string">
            <text:p>Growing into agility: Process implementation paths for scrum</text:p>
          </table:table-cell>
          <table:table-cell table:style-name="ce10" office:value-type="string">
            <text:p>?+</text:p>
          </table:table-cell>
          <table:table-cell table:style-name="ce12"/>
          <table:table-cell table:style-name="ce18" office:value-type="string">
            <text:p>Include. Cases 1 and 2.</text:p>
          </table:table-cell>
          <table:table-cell table:style-name="ce17"/>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7">
          <table:table-cell office:value-type="string">
            <text:p>X</text:p>
          </table:table-cell>
          <table:table-cell office:value-type="string">
            <text:p>Yale, M.</text:p>
          </table:table-cell>
          <table:table-cell table:style-name="ce5"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2"/>
          <table:table-cell table:style-name="ce17" office:value-type="string">
            <text:p>Exclude. Seems small: delivery of 100 man days takes over a month. No talk on transformation, rather struggling with the ”current” process.</text:p>
          </table:table-cell>
          <table:table-cell table:style-name="ce17"/>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5" office:value-type="float" office:value="2011">
            <text:p>2011</text:p>
          </table:table-cell>
          <table:table-cell office:value-type="string">
            <text:p>Manager as Scrum Master</text:p>
          </table:table-cell>
          <table:table-cell table:style-name="ce10" office:value-type="string">
            <text:p>X</text:p>
          </table:table-cell>
          <table:table-cell table:style-name="ce12"/>
          <table:table-cell table:style-name="ce18" office:value-type="string">
            <text:p>Include.</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2"/>
          <table:table-cell table:style-name="ce18" office:value-type="string">
            <text:p>Include.</text:p>
          </table:table-cell>
          <table:table-cell table:style-name="ce17"/>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2"/>
          <table:table-cell table:style-name="ce17" office:value-type="string">
            <text:p>Exclude. Transformation process not discussed.</text:p>
          </table:table-cell>
          <table:table-cell table:style-name="ce17"/>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2"/>
          <table:table-cell table:style-name="ce17"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2"/>
          <table:table-cell table:style-name="ce17"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2"/>
          <table:table-cell table:style-name="ce17" office:value-type="string">
            <text:p>Include. Quite little talk on transformation.</text:p>
          </table:table-cell>
          <table:table-cell table:style-name="ce17"/>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2"/>
          <table:table-cell table:style-name="ce17"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2"/>
          <table:table-cell table:style-name="ce17"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5">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text:p>
          </table:table-cell>
          <table:table-cell table:style-name="ce12"/>
          <table:table-cell table:style-name="ce18" office:value-type="string">
            <text:p>Include. Transformation process discussed a little. Results have transformation related insights.</text:p>
          </table:table-cell>
          <table:table-cell table:style-name="ce17"/>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2"/>
          <table:table-cell table:style-name="ce17" office:value-type="string">
            <text:p>Exclude. The organization takes RUP into use, no agile.</text:p>
          </table:table-cell>
          <table:table-cell table:style-name="ce17"/>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2"/>
          <table:table-cell table:style-name="ce17"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2"/>
          <table:table-cell table:style-name="ce18" office:value-type="string">
            <text:p>Include from references.</text:p>
          </table:table-cell>
          <table:table-cell table:style-name="ce17"/>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1">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X</text:p>
          </table:table-cell>
          <table:table-cell table:style-name="ce12"/>
          <table:table-cell table:style-name="ce21" office:value-type="string">
            <text:p>Include from preliminary search</text:p>
          </table:table-cell>
          <table:table-cell table:style-name="ce17"/>
          <table:table-cell/>
          <table:table-cell table:style-name="ce23" office:value-type="string">
            <text:p>SW project company</text:p>
          </table:table-cell>
          <table:table-cell table:style-name="ce24"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in one unit</text:p>
          </table:table-cell>
          <table:table-cell office:value-type="string">
            <text:p>XP</text:p>
          </table:table-cell>
          <table:table-cell table:number-columns-repeated="1001"/>
        </table:table-row>
        <table:table-row table:style-name="ro12">
          <table:table-cell office:value-type="string">
            <text:p>X</text:p>
          </table:table-cell>
          <table:table-cell table:style-name="ce4" office:value-type="string">
            <text:p>Gat, I.</text:p>
          </table:table-cell>
          <table:table-cell office:value-type="string">
            <text:p>2006</text:p>
          </table:table-cell>
          <table:table-cell table:style-name="ce4" office:value-type="string">
            <text:p>How BMC is scaling agile development</text:p>
          </table:table-cell>
          <table:table-cell table:style-name="ce7" office:value-type="string">
            <text:p>X</text:p>
          </table:table-cell>
          <table:table-cell table:style-name="ce14"/>
          <table:table-cell table:style-name="ce22" office:value-type="string">
            <text:p>Decide?? From preliminary search</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number-columns-repeated="1001"/>
        </table:table-row>
        <table:table-row table:style-name="ro12">
          <table:table-cell office:value-type="string">
            <text:p>X</text:p>
          </table:table-cell>
          <table:table-cell table:style-name="ce4" office:value-type="string">
            <text:p>Ryan, J. J. and Scudiere, R.</text:p>
          </table:table-cell>
          <table:table-cell office:value-type="string">
            <text:p>2008</text:p>
          </table:table-cell>
          <table:table-cell table:style-name="ce4" office:value-type="string">
            <text:p>The Price of Agile Is Eternal Vigilance</text:p>
          </table:table-cell>
          <table:table-cell table:style-name="ce7" office:value-type="string">
            <text:p>X</text:p>
          </table:table-cell>
          <table:table-cell table:style-name="ce14"/>
          <table:table-cell table:style-name="ce22" office:value-type="string">
            <text:p>Decide?? From preliminary search</text:p>
          </table:table-cell>
          <table:table-cell table:style-name="ce17"/>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7" office:value-type="string">
            <text:p>-</text:p>
          </table:table-cell>
          <table:table-cell table:style-name="ce14"/>
          <table:table-cell table:style-name="ce17" office:value-type="string">
            <text:p>Exclude, from references</text:p>
          </table:table-cell>
          <table:table-cell table:style-name="ce17"/>
          <table:table-cell office:value-type="string">
            <text:p>Not large</text:p>
          </table:table-cell>
          <table:table-cell office:value-type="string">
            <text:p>SW company</text:p>
          </table:table-cell>
          <table:table-cell office:value-type="string">
            <text:p>Case study</text:p>
          </table:table-cell>
          <table:table-cell office:value-type="string">
            <text:p>No talk on transformation, discussion on how XP practices are applied at “scale”.</text:p>
          </table:table-cell>
          <table:table-cell office:value-type="string">
            <text:p>22 developers</text:p>
          </table:table-cell>
          <table:table-cell office:value-type="string">
            <text:p>-</text:p>
          </table:table-cell>
          <table:table-cell office:value-type="string">
            <text:p>Anonymous</text:p>
          </table:table-cell>
          <table:table-cell office:value-type="string">
            <text:p>Financial services</text:p>
          </table:table-cell>
          <table:table-cell office:value-type="string">
            <text:p>-</text:p>
          </table:table-cell>
          <table:table-cell office:value-type="string">
            <text:p>XP</text:p>
          </table:table-cell>
          <table:table-cell table:number-columns-repeated="1001"/>
        </table:table-row>
        <table:table-row table:style-name="ro13">
          <table:table-cell office:value-type="string">
            <text:p>X</text:p>
          </table:table-cell>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7" office:value-type="string">
            <text:p>-</text:p>
          </table:table-cell>
          <table:table-cell table:style-name="ce14"/>
          <table:table-cell table:style-name="ce17" office:value-type="string">
            <text:p>Exclude, from references</text:p>
          </table:table-cell>
          <table:table-cell table:style-name="ce17"/>
          <table:table-cell office:value-type="string">
            <text:p>No transform</text:p>
          </table:table-cell>
          <table:table-cell office:value-type="string">
            <text:p>SW company</text:p>
          </table:table-cell>
          <table:table-cell office:value-type="string">
            <text:p>Case study</text:p>
          </table:table-cell>
          <table:table-cell office:value-type="string">
            <text:p>XP has been used for 5 years, Scrum for 3. Only describing how practices are used.</text:p>
          </table:table-cell>
          <table:table-cell office:value-type="string">
            <text:p>90 people in engineering, software development, and silicon design </text:p>
          </table:table-cell>
          <table:table-cell office:value-type="string">
            <text:p>2001-</text:p>
          </table:table-cell>
          <table:table-cell office:value-type="string">
            <text:p>Intel Shannon, Intel Infrastructure Processor Division</text:p>
          </table:table-cell>
          <table:table-cell office:value-type="string">
            <text:p>Processors</text:p>
          </table:table-cell>
          <table:table-cell office:value-type="string">
            <text:p>-</text:p>
          </table:table-cell>
          <table:table-cell office:value-type="string">
            <text:p>XP, Scrum</text:p>
          </table:table-cell>
          <table:table-cell office:value-type="string">
            <text:p>Thorough discussion on tailoring Agile</text:p>
          </table:table-cell>
          <table:table-cell table:number-columns-repeated="1000"/>
        </table:table-row>
        <table:table-row table:style-name="ro14" table:number-rows-repeated="1048398">
          <table:table-cell table:number-columns-repeated="1019"/>
        </table:table-row>
        <table:table-row table:style-name="ro14">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4">
          <table:table-cell table:number-columns-repeated="5"/>
          <table:table-cell table:style-name="ce2"/>
          <table:table-cell table:number-columns-repeated="1018"/>
        </table:table-row>
        <table:table-row table:style-name="ro14" table:number-rows-repeated="2">
          <table:table-cell table:number-columns-repeated="1024"/>
        </table:table-row>
        <table:table-row table:style-name="ro14">
          <table:table-cell table:style-name="ce28"/>
          <table:table-cell table:style-name="ce28" office:value-type="string">
            <text:p>Marking</text:p>
          </table:table-cell>
          <table:table-cell table:style-name="ce28" office:value-type="string">
            <text:p>Number of articles</text:p>
          </table:table-cell>
          <table:table-cell table:style-name="ce28" table:number-columns-repeated="2"/>
          <table:table-cell table:style-name="ce2"/>
          <table:table-cell table:style-name="ce28" table:number-columns-repeated="1018"/>
        </table:table-row>
        <table:table-row table:style-name="ro14">
          <table:table-cell/>
          <table:table-cell office:value-type="string">
            <text:p>X</text:p>
          </table:table-cell>
          <table:table-cell table:formula="of:=COUNTIF([Sheet1.E2:.E200];&quot;=X&quot;)" office:value-type="float" office:value="37">
            <text:p>37</text:p>
          </table:table-cell>
          <table:table-cell table:number-columns-repeated="2"/>
          <table:table-cell table:style-name="ce2"/>
          <table:table-cell table:number-columns-repeated="1018"/>
        </table:table-row>
        <table:table-row table:style-name="ro14">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4">
          <table:table-cell/>
          <table:table-cell office:value-type="string">
            <text:p>-</text:p>
          </table:table-cell>
          <table:table-cell table:formula="of:=COUNTIF([Sheet1.E2:.E200];&quot;=-&quot;)" office:value-type="float" office:value="81">
            <text:p>81</text:p>
          </table:table-cell>
          <table:table-cell table:number-columns-repeated="1021"/>
        </table:table-row>
        <table:table-row table:style-name="ro14" table:number-rows-repeated="40">
          <table:table-cell table:number-columns-repeated="1024"/>
        </table:table-row>
        <table:table-row table:style-name="ro14" table:number-rows-repeated="5">
          <table:table-cell table:number-columns-repeated="5"/>
          <table:table-cell table:style-name="ce2"/>
          <table:table-cell table:number-columns-repeated="1018"/>
        </table:table-row>
        <table:table-row table:style-name="ro14" table:number-rows-repeated="24">
          <table:table-cell table:number-columns-repeated="1024"/>
        </table:table-row>
        <table:table-row table:style-name="ro14" table:number-rows-repeated="60">
          <table:table-cell table:number-columns-repeated="5"/>
          <table:table-cell table:style-name="Default"/>
          <table:table-cell table:number-columns-repeated="1018"/>
        </table:table-row>
        <table:table-row table:style-name="ro14" table:number-rows-repeated="1048439">
          <table:table-cell table:number-columns-repeated="1024"/>
        </table:table-row>
        <table:table-row table:style-name="ro14">
          <table:table-cell table:number-columns-repeated="1024"/>
        </table:table-row>
      </table:table>
      <table:named-expressions/>
      <table:database-ranges>
        <table:database-range table:name="__Anonymous_Sheet_DB__0" table:target-range-address="Sheet1.B1:Sheet1.R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 style:data-style-name="N2" text:time-value="0000-00-00T00:56:5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2-04T02:04:34</dc:date>
    <meta:editing-duration>P9DT8H56M33S</meta:editing-duration>
    <meta:editing-cycles>1122</meta:editing-cycles>
    <meta:printed-by>Kim Dikert</meta:printed-by>
    <meta:print-date>2013-05-15T00:23:21</meta:print-date>
    <meta:document-statistic meta:table-count="2" meta:cell-count="2625" meta:object-count="0"/>
  </office:meta>
</office:document-meta>
</file>